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manifest.rdf" manifest:media-type="application/rdf+xml"/>
  <manifest:file-entry manifest:full-path="meta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Таблица2" style:family="table">
      <style:table-properties style:width="4.895cm" table:align="left" style:writing-mode="page"/>
    </style:style>
    <style:style style:name="Таблица2.A" style:family="table-column">
      <style:table-column-properties style:column-width="3.099cm"/>
    </style:style>
    <style:style style:name="Таблица2.B" style:family="table-column">
      <style:table-column-properties style:column-width="1.796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90d00" officeooo:paragraph-rsid="00190d00"/>
    </style:style>
    <style:style style:name="P2" style:family="paragraph" style:parent-style-name="Text_20_body">
      <style:text-properties officeooo:rsid="001bff17" officeooo:paragraph-rsid="001bff17"/>
    </style:style>
    <style:style style:name="P3" style:family="paragraph" style:parent-style-name="Text_20_body">
      <style:text-properties officeooo:rsid="001dfa9c" officeooo:paragraph-rsid="001dfa9c"/>
    </style:style>
    <style:style style:name="P4" style:family="paragraph" style:parent-style-name="Text_20_body">
      <style:text-properties officeooo:rsid="001ec5a7" officeooo:paragraph-rsid="001ec5a7"/>
    </style:style>
    <style:style style:name="P5" style:family="paragraph" style:parent-style-name="Text_20_body">
      <style:text-properties officeooo:rsid="001fe70b" officeooo:paragraph-rsid="001fe70b"/>
    </style:style>
    <style:style style:name="P6" style:family="paragraph" style:parent-style-name="Text_20_body">
      <style:text-properties style:font-name="Courier New"/>
    </style:style>
    <style:style style:name="P7" style:family="paragraph" style:parent-style-name="Text_20_body">
      <style:text-properties style:font-name="Courier New" fo:font-weight="bold" style:font-weight-asian="bold" style:font-weight-complex="bold"/>
    </style:style>
    <style:style style:name="P8" style:family="paragraph" style:parent-style-name="Text_20_body">
      <style:text-properties officeooo:rsid="00208d58" officeooo:paragraph-rsid="00208d58"/>
    </style:style>
    <style:style style:name="P9" style:family="paragraph" style:parent-style-name="Text_20_body">
      <style:text-properties fo:font-weight="bold" officeooo:rsid="0005703e" officeooo:paragraph-rsid="00208d58" style:font-weight-asian="bold" style:font-weight-complex="bold"/>
    </style:style>
    <style:style style:name="P10" style:family="paragraph" style:parent-style-name="Text_20_body">
      <style:text-properties officeooo:paragraph-rsid="00208d58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 style:writing-mode="page"/>
      <style:text-properties officeooo:paragraph-rsid="00208d58"/>
    </style:style>
    <style:style style:name="P12" style:family="paragraph" style:parent-style-name="Text_20_body">
      <style:paragraph-properties fo:break-before="page"/>
      <style:text-properties style:font-name="Courier New" fo:font-weight="bold" style:font-weight-asian="bold" style:font-weight-complex="bold"/>
    </style:style>
    <style:style style:name="P13" style:family="paragraph" style:parent-style-name="Листинг">
      <style:text-properties style:font-name="Courier New" fo:font-size="14pt" officeooo:rsid="00179e25" officeooo:paragraph-rsid="00208d58" style:font-size-asian="14pt" style:font-size-complex="14pt"/>
    </style:style>
    <style:style style:name="P14" style:family="paragraph" style:parent-style-name="Листинг">
      <style:text-properties style:font-name="Courier New" fo:font-size="14pt" fo:font-weight="bold" officeooo:rsid="00179e25" officeooo:paragraph-rsid="00208d58" style:font-size-asian="14pt" style:font-weight-asian="bold" style:font-size-complex="14pt" style:font-weight-complex="bold"/>
    </style:style>
    <style:style style:name="P15" style:family="paragraph" style:parent-style-name="Листинг">
      <style:text-properties fo:font-size="14pt" officeooo:paragraph-rsid="00208d58" style:font-size-asian="14pt" style:font-size-complex="14pt"/>
    </style:style>
    <style:style style:name="P16" style:family="paragraph" style:parent-style-name="Heading_20_1">
      <style:text-properties officeooo:rsid="001dfa9c" officeooo:paragraph-rsid="001dfa9c"/>
    </style:style>
    <style:style style:name="P17" style:family="paragraph" style:parent-style-name="Text_20_body" style:list-style-name="L1">
      <style:text-properties officeooo:rsid="001dfa9c" officeooo:paragraph-rsid="001dfa9c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officeooo:rsid="00190d00" officeooo:paragraph-rsid="00190d00"/>
    </style:style>
    <style:style style:name="P20" style:family="paragraph" style:parent-style-name="Text_20_body" style:list-style-name="L2">
      <style:text-properties officeooo:rsid="00193fe3" officeooo:paragraph-rsid="00193fe3"/>
    </style:style>
    <style:style style:name="P21" style:family="paragraph" style:parent-style-name="Text_20_body" style:list-style-name="L2">
      <style:text-properties officeooo:rsid="00194f7e" officeooo:paragraph-rsid="00194f7e"/>
    </style:style>
    <style:style style:name="T1" style:family="text">
      <style:text-properties officeooo:rsid="00190d00"/>
    </style:style>
    <style:style style:name="T2" style:family="text">
      <style:text-properties officeooo:rsid="001a6fec"/>
    </style:style>
    <style:style style:name="T3" style:family="text">
      <style:text-properties officeooo:rsid="001a9be6"/>
    </style:style>
    <style:style style:name="T4" style:family="text">
      <style:text-properties officeooo:rsid="001bff17"/>
    </style:style>
    <style:style style:name="T5" style:family="text">
      <style:text-properties officeooo:rsid="001dfa9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ec5a7"/>
    </style:style>
    <style:style style:name="T8" style:family="text">
      <style:text-properties officeooo:rsid="001fe70b"/>
    </style:style>
    <style:style style:name="T9" style:family="text">
      <style:text-properties officeooo:rsid="00208d58"/>
    </style:style>
    <style:style style:name="T10" style:family="text">
      <style:text-properties style:font-name="Liberation Serif"/>
    </style:style>
    <style:style style:name="T11" style:family="text">
      <style:text-properties officeooo:rsid="0005703e"/>
    </style:style>
    <style:style style:name="T12" style:family="text">
      <style:text-properties officeooo:rsid="00253c28"/>
    </style:style>
    <style:style style:name="T13" style:family="text">
      <style:text-properties officeooo:rsid="00259fe6"/>
    </style:style>
    <style:style style:name="T14" style:family="text">
      <style:text-properties style:font-name="Courier New"/>
    </style:style>
    <style:style style:name="T15" style:family="text">
      <style:text-properties style:font-name="Courier New" officeooo:rsid="00259fe6"/>
    </style:style>
    <style:style style:name="T16" style:family="text">
      <style:text-properties style:font-name="Courier New" fo:font-size="14pt" officeooo:rsid="00259fe6" style:font-size-asian="14pt" style:font-size-complex="14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Алгоритм быстрой сортировки. Реализация на С(С++) и на Паскале</text:p>
      <text:h text:style-name="P16" text:outline-level="1">Основная идея</text:h>
      <text:p text:style-name="P3">Делим массив на 2 части:</text:p>
      <text:list xml:id="list3421623546" text:style-name="L1">
        <text:list-item>
          <text:p text:style-name="P17">Массив, состоящий из <text:span text:style-name="T6">больших</text:span> элементов, все элементы в нём больше или равны опорному <draw:frame draw:style-name="fr1" draw:name="Объект4" text:anchor-type="as-char" svg:y="-0.377cm" svg:width="1.051cm" svg:height="0.531cm" draw:z-index="3"><draw:object xlink:href="./Object 4" xlink:type="simple" xlink:show="embed" xlink:actuate="onLoad"/><draw:image xlink:href="./ObjectReplacements/Object 4" xlink:type="simple" xlink:show="embed" xlink:actuate="onLoad"/></draw:frame>.</text:p>
        </text:list-item>
        <text:list-item>
          <text:p text:style-name="P17">Массив, состоящий из <text:span text:style-name="T6">маленьких </text:span>элементов, все элементы в нём меньше или равны опорному <draw:frame draw:style-name="fr1" draw:name="Объект5" text:anchor-type="as-char" svg:y="-0.377cm" svg:width="1.051cm" svg:height="0.53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  </text:list-item>
      </text:list>
      <text:p text:style-name="P3">Любой элемент из первой части &lt;= элементу из второй части.</text:p>
      <text:p text:style-name="P3">После этого каждую часть опять делим на «маленькие» и большие «элементы».</text:p>
      <text:p text:style-name="P3">Процесс деления на две части.</text:p>
      <text:p text:style-name="P3">В первой части ищем первый элемент, который больше опорного. Во второй части ищем элемент меньший опорного. Эти элементы находятся не в свое<text:span text:style-name="T7">й</text:span> части. Их меняем местами. И так продолжается до тех пор пока в первой части есть <text:span text:style-name="T6">большие</text:span>, а во второй – <text:span text:style-name="T6">маленькие</text:span> элементы.</text:p>
      <text:p text:style-name="P4">Разделили массив на части. Для каждой из них рекурсивно применяем алгоритм деления массива «большие» и «маленькие». Повторяем алгоритм до тех пор, пока не отсортируем ( пока в рекурсивном вызове не останется массив из одного элемента).</text:p>
      <text:p text:style-name="P4">Количество делений на «большие» и «маленькие» элементы – <draw:frame draw:style-name="fr1" draw:name="Объект6" text:anchor-type="as-char" svg:y="-0.377cm" svg:width="1.159cm" svg:height="0.531cm" draw:z-index="5"><draw:object xlink:href="./Object 6" xlink:type="simple" xlink:show="embed" xlink:actuate="onLoad"/><draw:image xlink:href="./ObjectReplacements/Object 6" xlink:type="simple" xlink:show="embed" xlink:actuate="onLoad"/></draw:frame>.</text:p>
      <text:p text:style-name="P4">Количество сравнений для деления массива на «большие» и «маленькие» элементы – в среднем n.</text:p>
      <text:p text:style-name="P4">Всего вычислений – порядка <draw:frame draw:style-name="fr1" draw:name="Объект7" text:anchor-type="as-char" svg:y="-0.377cm" svg:width="1.515cm" svg:height="0.531cm" draw:z-index="6"><draw:object xlink:href="./Object 7" xlink:type="simple" xlink:show="embed" xlink:actuate="onLoad"/><draw:image xlink:href="./ObjectReplacements/Object 7" xlink:type="simple" xlink:show="embed" xlink:actuate="onLoad"/></draw:frame>.</text:p>
      <text:p text:style-name="P5">Алгоритм быстрой сортировки носит имя Хоара, по имени автора английского информатика Чарльза Хоара, который разработал его во время его стажировки в МГУ в 1960 году.</text:p>
      <text:h text:style-name="Heading_20_1" text:outline-level="1"><text:span text:style-name="T5">Формальное о</text:span>писание алгоритма</text:h>
      <text:list xml:id="list3369751600" text:style-name="L2">
        <text:list-item>
          <text:p text:style-name="P18"><text:span text:style-name="T1">Задан массив </text:span>X<text:span text:style-name="T1">[</text:span>N<text:span text:style-name="T1">]</text:span>. Вводим два счётчика <text:span text:style-name="T1">(f, </text:span><text:span text:style-name="T13">L</text:span><text:span text:style-name="T1">)</text:span>, которые будут двигаться навстре<text:span text:style-name="T1">ч</text:span>у друг <text:span text:style-name="T1">другу. Начальные значения счётчиков f=1, </text:span><text:span text:style-name="T13">L</text:span><text:span text:style-name="T1">=N. Выберем опорный элемент </text:span><text:span text:style-name="T1"><draw:frame draw:style-name="fr1" draw:name="Объект1" text:anchor-type="as-char" svg:y="-0.619cm" svg:width="2.237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</text:span></text:p>
        </text:list-item>
        <text:list-item>
          <text:p text:style-name="P19"><text:soft-page-break/>Будем увеличивать <text:span text:style-name="T12">f</text:span> на 1, до тех пор, пока <draw:frame draw:style-name="fr1" draw:name="Объект2" text:anchor-type="as-char" svg:y="-0.377cm" svg:width="1.432cm" svg:height="0.482cm" draw:z-index="1"><draw:object xlink:href="./Object 2" xlink:type="simple" xlink:show="embed" xlink:actuate="onLoad"/><draw:image xlink:href="./ObjectReplacements/Object 2" xlink:type="simple" xlink:show="embed" xlink:actuate="onLoad"/></draw:frame>. </text:p>
        </text:list-item>
        <text:list-item>
          <text:p text:style-name="P20">Будем уменьшать <text:span text:style-name="T13">L</text:span> на 1, до тех пор, пока <draw:frame draw:style-name="fr1" draw:name="Объект3" text:anchor-type="as-char" svg:y="-0.377cm" svg:width="1.49cm" svg:height="0.482cm" draw:z-index="2"><draw:object xlink:href="./Object 3" xlink:type="simple" xlink:show="embed" xlink:actuate="onLoad"/><draw:image xlink:href="./ObjectReplacements/Object 3" xlink:type="simple" xlink:show="embed" xlink:actuate="onLoad"/></draw:frame>.</text:p>
        </text:list-item>
      </text:list>
      <text:p text:style-name="P2"><text:span text:style-name="T7">2</text:span>-<text:span text:style-name="T7">3</text:span>. Алгоритм встречного поведения.</text:p>
      <text:list xml:id="list121908487642995" text:continue-numbering="true" text:style-name="L2">
        <text:list-item>
          <text:p text:style-name="P21"><text:span text:style-name="T2">Если i&lt;j, то м</text:span>еняем местами x[<text:span text:style-name="T12">f</text:span>] и x[<text:span text:style-name="T13">L</text:span>]. После этого <text:span text:style-name="T12">f</text:span>++, <text:span text:style-name="T13">L</text:span>--.</text:p>
        </text:list-item>
        <text:list-item>
          <text:p text:style-name="P21">Повторяем п.2-4, до тех пор пока <text:span text:style-name="T12">f</text:span> не станет <text:span text:style-name="T4">больше </text:span><text:span text:style-name="T13">L</text:span>.</text:p>
        </text:list-item>
      </text:list>
      <text:p text:style-name="P2">Элементы правее <text:span text:style-name="T12">l</text:span> больше или равны опорного. Все элементы левее <text:span text:style-name="T13">L</text:span> меньше или равны опорному. Мы как бы раздели массив на две части (левая – маленькие и правая – большие).</text:p>
      <text:list xml:id="list121908644419438" text:continue-numbering="true" text:style-name="L2">
        <text:list-item>
          <text:p text:style-name="P21">Теперь рекурсивно запускаем алгоритм 1-5 <text:s/>на массив<text:span text:style-name="T3">ах</text:span> x[<text:span text:style-name="T12">f</text:span>:N], <text:span text:style-name="T3">и x[1:f-1]</text:span></text:p>
        </text:list-item>
      </text:list>
      <text:p text:style-name="P1"><text:a xlink:type="simple" xlink:href="https://www.youtube.com/watch?v=Xgaj0Vxz_to" text:style-name="Internet_20_link" text:visited-style-name="Visited_20_Internet_20_Link">https://www.youtube.com/watch?v=Xgaj0Vxz_to</text:a></text:p>
      <text:p text:style-name="P1"><text:a xlink:type="simple" xlink:href="https://www.youtube.com/watch?v=34q6gcWaE_8" text:style-name="Internet_20_link" text:visited-style-name="Visited_20_Internet_20_Link">https://www.youtube.com/watch?v=34q6gcWaE_8</text:a></text:p>
      <text:p text:style-name="P8">Оценка времени быстродействия на С(С++)</text:p>
      <text:p text:style-name="P13"><text:tab/>#include &lt;time.h&gt;</text:p>
      <text:p text:style-name="P13"><text:tab/>time1=clock();</text:p>
      <text:p text:style-name="P14"><text:span text:style-name="T9">ЗДЕСЬ </text:span>Фрагмент кода</text:p>
      <text:p text:style-name="P13"/>
      <text:p text:style-name="P13"><text:tab/>time2=clock();<text:tab/></text:p>
      <text:p text:style-name="P13"><text:tab/>cout&lt;&lt;"\nВремя умножения матриц="&lt;&lt;</text:p>
      <text:p text:style-name="P13">(time2-time1)/CLOCKS_PER_SEC&lt;&lt;endl;</text:p>
      <text:p text:style-name="P9">Функция clock</text:p>
      <text:p text:style-name="P10">Прототип функции clock: </text:p>
      <text:p text:style-name="P15">clock_t clock( void );</text:p>
      <text:p text:style-name="P10">Заголовочный файл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11">Название</text:p>
            </table:table-cell>
            <table:table-cell table:style-name="Таблица2.A1" office:value-type="string">
              <text:p text:style-name="P11">Язык</text:p>
            </table:table-cell>
          </table:table-row>
        </table:table-header-rows>
        <table:table-row>
          <table:table-cell table:style-name="Таблица2.A1" office:value-type="string">
            <text:p text:style-name="P11">time.h</text:p>
          </table:table-cell>
          <table:table-cell table:style-name="Таблица2.A1" office:value-type="string">
            <text:p text:style-name="P11">С</text:p>
          </table:table-cell>
        </table:table-row>
        <table:table-row>
          <table:table-cell table:style-name="Таблица2.A1" office:value-type="string">
            <text:p text:style-name="P11">ctime</text:p>
          </table:table-cell>
          <table:table-cell table:style-name="Таблица2.A1" office:value-type="string">
            <text:p text:style-name="P11">С++</text:p>
          </table:table-cell>
        </table:table-row>
      </table:table>
      <text:p text:style-name="P10">Описание:</text:p>
      <text:p text:style-name="P10"><text:span text:style-name="T9">Функция в</text:span>озвращает количество временных тактов, прошедших с начала запуска программы. С помощью макроса <text:span text:style-name="Source_20_Text">CLOCKS_PER_SEC</text:span> функция получает количество пройденных тактов за 1 секунду. Таким образом, зная сколько выполняется тактов в секунду, зная время запуска программы можно посчитать <text:soft-page-break/>время работы всей программы или отдельного её фрагмента, что и делает данная функция.</text:p>
      <text:p text:style-name="P10">Возвращаемое значение</text:p>
      <text:p text:style-name="P8">Число тактов прошедшее с момента запуска программы. В случае ошибки, функция возвращает значение -1. Возвращаемое значение функции <text:span text:style-name="Source_20_Text"><text:span text:style-name="T10">clock</text:span></text:span> имеет тип данных <text:span text:style-name="Source_20_Text"><text:span text:style-name="T10">clock_t</text:span></text:span>, который определен в <text:span text:style-name="Source_20_Text"><text:span text:style-name="T10">&lt;ctime&gt;</text:span></text:span>. <text:span text:style-name="T11">Тип данных </text:span><text:span text:style-name="Source_20_Text"><text:span text:style-name="T10">clock_t </text:span></text:span>способ<text:span text:style-name="T11">е</text:span>н представлять временные такты, а также поддерживает арифметические операции.</text:p>
      <text:h text:style-name="Heading_20_1" text:outline-level="1">Реализаци<text:span text:style-name="T8">я</text:span> на С(С++)</text:h>
      <text:p text:style-name="P6">#include &lt;iostream&gt;</text:p>
      <text:p text:style-name="P6">#include &lt;ctime&gt;</text:p>
      <text:p text:style-name="P6">using namespace std;</text:p>
      <text:p text:style-name="P6">int first, last;</text:p>
      <text:p text:style-name="P6">//функция сортировки</text:p>
      <text:p text:style-name="P6">void quicksort(int *mas, int first, int last)</text:p>
      <text:p text:style-name="P6">{</text:p>
      <text:p text:style-name="P6">int mid, count;</text:p>
      <text:p text:style-name="Text_20_body"><text:span text:style-name="T14">int f=first, </text:span><text:span text:style-name="T16">L</text:span><text:span text:style-name="T14">=last;</text:span></text:p>
      <text:p text:style-name="P6">mid=mas[(f+<text:span text:style-name="T13">L</text:span>) / 2]; //вычисление опорного элемента</text:p>
      <text:p text:style-name="P6">do</text:p>
      <text:p text:style-name="P6">{</text:p>
      <text:p text:style-name="P6">while (mas[f]&lt;mid) f++;</text:p>
      <text:p text:style-name="P6">while (mas[<text:span text:style-name="T13">L</text:span>]&gt;mid) <text:span text:style-name="T13">L</text:span>--;</text:p>
      <text:p text:style-name="P6">if (f&lt;=<text:span text:style-name="T13">L</text:span>) //перестановка элементов</text:p>
      <text:p text:style-name="P6">{</text:p>
      <text:p text:style-name="P6">count=mas[f];</text:p>
      <text:p text:style-name="P6">mas[f]=mas[<text:span text:style-name="T13">L</text:span>];</text:p>
      <text:p text:style-name="P6">mas[<text:span text:style-name="T13">L</text:span>]=count;</text:p>
      <text:p text:style-name="P6">f++;</text:p>
      <text:p text:style-name="P6"><text:span text:style-name="T13">L</text:span>--;</text:p>
      <text:p text:style-name="P6"><text:soft-page-break/>}</text:p>
      <text:p text:style-name="P6">} while (f&lt;<text:span text:style-name="T13">L</text:span>);</text:p>
      <text:p text:style-name="Text_20_body"><text:span text:style-name="T14">if (first&lt;</text:span><text:span text:style-name="T16">L</text:span><text:span text:style-name="T14">) quicksort(mas, first, L);</text:span></text:p>
      <text:p text:style-name="P6">if (f&lt;last) quicksort(mas, f, last);</text:p>
      <text:p text:style-name="P6">}</text:p>
      <text:p text:style-name="P6">const int n=10000;</text:p>
      <text:p text:style-name="P6">//главная функция</text:p>
      <text:p text:style-name="P6">int main()</text:p>
      <text:p text:style-name="P6">{</text:p>
      <text:p text:style-name="P6">setlocale(LC_ALL,"Rus");</text:p>
      <text:p text:style-name="P6">int *A=new int[n], temp;</text:p>
      <text:p text:style-name="P6">clock_t time1,time2;</text:p>
      <text:p text:style-name="P6">srand(time(NULL));</text:p>
      <text:p text:style-name="P6">cout&lt;&lt;"БЫСТРАЯ СОРТИРОВКА!!!!\n";</text:p>
      <text:p text:style-name="P6">cout&lt;&lt;"Исходный массив: ";</text:p>
      <text:p text:style-name="P6">for (int i=0; i&lt;n; i++)</text:p>
      <text:p text:style-name="P6">{</text:p>
      <text:p text:style-name="P6">A[i]=rand()%n;</text:p>
      <text:p text:style-name="P6">if (i==0 || i==n/2 || i== n-1) <text:s text:c="2"/>cout&lt;&lt;A[i]&lt;&lt;" ";</text:p>
      <text:p text:style-name="P6">}</text:p>
      <text:p text:style-name="P6">first=0; last=n-1;</text:p>
      <text:p text:style-name="P6">time1=clock();</text:p>
      <text:p text:style-name="P6">quicksort(A, first, last);</text:p>
      <text:p text:style-name="P6">time2=clock();</text:p>
      <text:p text:style-name="P6">cout&lt;&lt;endl&lt;&lt;"Результирующий массив: ";</text:p>
      <text:p text:style-name="P6">for (int i=0; i&lt;n; i++) </text:p>
      <text:p text:style-name="P6">if (i==0 || i==n/2 || i== n-1) <text:s text:c="2"/>cout&lt;&lt;A[i]&lt;&lt;" ";</text:p>
      <text:p text:style-name="P6">cout&lt;&lt;"\nВремя быстрой сортировки="&lt;&lt;(double)(time2-time1)/CLOCKS_PER_SEC&lt;&lt;endl;</text:p>
      <text:p text:style-name="P6"><text:soft-page-break/>cout&lt;&lt;"БЫСТРАЯ СОРТИРОВКА!!!!\n";</text:p>
      <text:p text:style-name="P6">cout&lt;&lt;"Исходный массив: ";</text:p>
      <text:p text:style-name="P6">for (int i=0; i&lt;n; i++)</text:p>
      <text:p text:style-name="P6">{</text:p>
      <text:p text:style-name="P6">A[i]=rand()%n;</text:p>
      <text:p text:style-name="P6">if (i==0 || i==n/2 || i== n-1) <text:s text:c="2"/>cout&lt;&lt;A[i]&lt;&lt;" ";</text:p>
      <text:p text:style-name="P6">}</text:p>
      <text:p text:style-name="P6">time1=clock();</text:p>
      <text:p text:style-name="P6">for (int i=0;i&lt;n-1;i++)</text:p>
      <text:p text:style-name="P6">for (int j=0;j&lt;n-1-i;j++)</text:p>
      <text:p text:style-name="P6">if (A[j]&gt;A[j+1])</text:p>
      <text:p text:style-name="P6">{</text:p>
      <text:p text:style-name="P6"><text:tab/>temp=A[j];</text:p>
      <text:p text:style-name="P6"><text:tab/>A[j]=A[j+1];</text:p>
      <text:p text:style-name="P6"><text:tab/>A[j+1]=temp;</text:p>
      <text:p text:style-name="P6">}</text:p>
      <text:p text:style-name="P6"><text:tab/></text:p>
      <text:p text:style-name="P6">time2=clock();</text:p>
      <text:p text:style-name="P6">cout&lt;&lt;endl&lt;&lt;"\nРезультирующий массив: ";</text:p>
      <text:p text:style-name="P6">for (int i=0; i&lt;n; i++) </text:p>
      <text:p text:style-name="P6">if (i==0 || i==n/2 || i== n-1) <text:s text:c="2"/>cout&lt;&lt;A[i]&lt;&lt;" ";</text:p>
      <text:p text:style-name="P6">cout&lt;&lt;"\nВремя cортировки методом пузырька="&lt;&lt;(double)(time2-time1)/CLOCKS_PER_SEC&lt;&lt;endl;</text:p>
      <text:p text:style-name="P6"/>
      <text:p text:style-name="P6">delete []A;</text:p>
      <text:p text:style-name="P6">return 13;</text:p>
      <text:p text:style-name="P6">}</text:p>
      <text:p text:style-name="P6"/>
      <text:p text:style-name="P6"/>
      <text:p text:style-name="P12">БЫСТРАЯ СОРТИРОВКА!!!!</text:p>
      <text:p text:style-name="P7">Исходный массив: 5570 5660 5470 </text:p>
      <text:p text:style-name="P7">Результирующий массив: 3 4997 9999 </text:p>
      <text:p text:style-name="P7">Время быстрой сортировки=0.001101</text:p>
      <text:p text:style-name="P7">БЫСТРАЯ СОРТИРОВКА!!!!</text:p>
      <text:p text:style-name="P7">Исходный массив: 8464 7179 1104 </text:p>
      <text:p text:style-name="P7"/>
      <text:p text:style-name="P7">Результирующий массив: 0 4874 9999 </text:p>
      <text:p text:style-name="P7">Время cортировки методом пузырька=0.267147</text:p>
      <text:h text:style-name="Heading_20_1" text:outline-level="1">Реализации на Паскале</text:h>
      <text:p text:style-name="P6">program qsort;</text:p>
      <text:p text:style-name="P6">uses crt, dos;</text:p>
      <text:p text:style-name="P6">const n=30000;</text:p>
      <text:p text:style-name="P6">type</text:p>
      <text:p text:style-name="P6">massiv=array[1..n] of integer;</text:p>
      <text:p text:style-name="P6"/>
      <text:p text:style-name="P6">{процедура сортировки}</text:p>
      <text:p text:style-name="P6">procedure quicksort(var mas: massiv; first, last: integer);</text:p>
      <text:p text:style-name="P6">var f, l, mid, count: integer;</text:p>
      <text:p text:style-name="P6">begin</text:p>
      <text:p text:style-name="P6">f:=first;</text:p>
      <text:p text:style-name="P6">l:=last;</text:p>
      <text:p text:style-name="P6">mid:=mas[(f+l) div 2]; {вычисление опорного элемента}</text:p>
      <text:p text:style-name="P6">repeat</text:p>
      <text:p text:style-name="P6">while mas[f]&lt;mid do inc(f);</text:p>
      <text:p text:style-name="P6">while mas[l]&gt;mid do dec(l);</text:p>
      <text:p text:style-name="P6">if f&lt;=l then {перестановка элементов}</text:p>
      <text:p text:style-name="P6"><text:soft-page-break/>begin</text:p>
      <text:p text:style-name="P6">count:=mas[f];</text:p>
      <text:p text:style-name="P6">mas[f]:=mas[l];</text:p>
      <text:p text:style-name="P6">mas[l]:=count;</text:p>
      <text:p text:style-name="P6">inc(f);</text:p>
      <text:p text:style-name="P6">dec(l);</text:p>
      <text:p text:style-name="P6">end;</text:p>
      <text:p text:style-name="P6">until f&gt;l;</text:p>
      <text:p text:style-name="P6">if first&lt;l then quicksort(mas, first, l);</text:p>
      <text:p text:style-name="P6">if f&lt;last then quicksort(mas, f, last);</text:p>
      <text:p text:style-name="P6">end;</text:p>
      <text:p text:style-name="P6">{основной блок программы}</text:p>
      <text:p text:style-name="P6">var A: massiv;</text:p>
      <text:p text:style-name="P6">temp,first, last, i,j: integer;</text:p>
      <text:p text:style-name="P6">hour,min,sec,hund: word;</text:p>
      <text:p text:style-name="P6">t,t1,t2: double;</text:p>
      <text:p text:style-name="P6"/>
      <text:p text:style-name="P6">begin</text:p>
      <text:p text:style-name="P6">clrscr;</text:p>
      <text:p text:style-name="P6">randomize;</text:p>
      <text:p text:style-name="P6">for i:=1 to n do</text:p>
      <text:p text:style-name="P6">A[i]:=random(n);</text:p>
      <text:p text:style-name="P6">gettime(hour,min,sec,hund);</text:p>
      <text:p text:style-name="P6">t1:=sec + hund*0.01 + min*60 + hour*3600;</text:p>
      <text:p text:style-name="P6">first:=1; last:=n;</text:p>
      <text:p text:style-name="P6">quicksort(A, first, last);</text:p>
      <text:p text:style-name="P6">gettime(hour,min,sec,hund);</text:p>
      <text:p text:style-name="P6">t2:=sec + hund*0.01 + min*60 + hour*3600;</text:p>
      <text:p text:style-name="P6">writeln('Время быстрой сортировки:',t2-t1:1:8);</text:p>
      <text:p text:style-name="P6"><text:soft-page-break/>for i:=1 to n do</text:p>
      <text:p text:style-name="P6">A[i]:=random(n);</text:p>
      <text:p text:style-name="P6">gettime(hour,min,sec,hund);</text:p>
      <text:p text:style-name="P6">t1:=sec + hund*0.01 + min*60 + hour*3600;</text:p>
      <text:p text:style-name="P6">for i:=1 to n do</text:p>
      <text:p text:style-name="P6">for j:=1 to n-i do</text:p>
      <text:p text:style-name="P6">if A[j]&gt;A[j+1] then</text:p>
      <text:p text:style-name="P6">begin</text:p>
      <text:p text:style-name="P6">temp:=A[j];</text:p>
      <text:p text:style-name="P6">A[j]:=A[j+1];</text:p>
      <text:p text:style-name="P6">A[j+1]:=temp;</text:p>
      <text:p text:style-name="P6">end;</text:p>
      <text:p text:style-name="P6"/>
      <text:p text:style-name="P6">gettime(hour,min,sec,hund);</text:p>
      <text:p text:style-name="P6">t2:=sec + hund*0.01 + min*60 + hour*3600;</text:p>
      <text:p text:style-name="P6">writeln('Время сортировки методом пузырька:',t2-t1:1:8);</text:p>
      <text:p text:style-name="P6">end.</text:p>
      <text:p text:style-name="P6"/>
      <text:p text:style-name="P6"/>
      <text:p text:style-name="P7">Время быстрой сортировки:0.01000000</text:p>
      <text:p text:style-name="P7">Время сортировки методом пузырька:2.430000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47cm" loext:contextual-spacing="false" fo:line-height="115%" fo:text-align="justify" style:justify-single-word="false" fo:text-indent="1.499cm" style:auto-text-indent="false" fo:background-color="transparent">
        <style:tab-stops>
          <style:tab-stop style:position="1.588cm"/>
        </style:tab-stops>
      </style:paragraph-properties>
      <style:text-properties style:font-name="Times New Roman" fo:font-family="'Times New Roman'" style:font-family-generic="roman" style:font-pitch="variable" fo:font-size="14pt" officeooo:rsid="00179e25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Листинг" style:family="paragraph" style:parent-style-name="Text_20_body" style:master-page-name="">
      <style:paragraph-properties fo:margin-left="1.499cm" fo:margin-right="0cm" fo:line-height="100%" fo:text-align="start" style:justify-single-word="false" fo:text-indent="0cm" style:auto-text-indent="false" style:page-number="auto" style:writing-mode="page"/>
      <style:text-properties style:font-name="Courier New1" fo:font-family="'Courier New'" style:font-style-name="Обычный" style:font-family-generic="modern" style:font-pitch="fixed" fo:font-size="11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4T14:36:08.208061250</meta:creation-date>
    <dc:date>2020-10-25T12:19:08.250411565</dc:date>
    <meta:editing-duration>PT2H17M15S</meta:editing-duration>
    <meta:editing-cycles>6</meta:editing-cycles>
    <meta:generator>LibreOffice/6.4.6.2$Linux_X86_64 LibreOffice_project/40$Build-2</meta:generator>
    <meta:document-statistic meta:table-count="1" meta:image-count="0" meta:object-count="7" meta:page-count="8" meta:paragraph-count="192" meta:word-count="849" meta:character-count="6119" meta:non-whitespace-character-count="5444"/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i>X</mi>
      </mrow>
      <mrow>
        <mo fence="true" stretchy="false">[</mo>
        <mrow>
          <mfrac>
            <mrow>
              <mi>f</mi>
              <mo stretchy="false">+</mo>
              <mi>L</mi>
            </mrow>
            <mn>2</mn>
          </mfrac>
        </mrow>
        <mo fence="true" stretchy="false">]</mo>
      </mrow>
    </mrow>
    <annotation encoding="StarMath 5.0">s=X[{f+L} over 2]</annotation>
  </semantics>
</math>
</file>

<file path=Object 2/content.xml><?xml version="1.0" encoding="utf-8"?>
<math xmlns="http://www.w3.org/1998/Math/MathML" display="block">
  <semantics>
    <mrow>
      <mi>x</mi>
      <mrow>
        <mrow>
          <mo fence="true" stretchy="false">[</mo>
          <mrow>
            <mi>f</mi>
          </mrow>
          <mo fence="true" stretchy="false">]</mo>
        </mrow>
        <mo stretchy="false">&lt;</mo>
        <mi>s</mi>
      </mrow>
    </mrow>
    <annotation encoding="StarMath 5.0">x[f]&lt;s</annotation>
  </semantics>
</math>
</file>

<file path=Object 3/content.xml><?xml version="1.0" encoding="utf-8"?>
<math xmlns="http://www.w3.org/1998/Math/MathML" display="block">
  <semantics>
    <mrow>
      <mi>x</mi>
      <mrow>
        <mrow>
          <mo fence="true" stretchy="false">[</mo>
          <mrow>
            <mi>L</mi>
          </mrow>
          <mo fence="true" stretchy="false">]</mo>
        </mrow>
        <mo stretchy="false">&gt;</mo>
        <mi>s</mi>
      </mrow>
    </mrow>
    <annotation encoding="StarMath 5.0">x[L]&gt;s</annotation>
  </semantics>
</math>
</file>

<file path=Object 4/content.xml><?xml version="1.0" encoding="utf-8"?>
<math xmlns="http://www.w3.org/1998/Math/MathML" display="block">
  <semantics>
    <mrow>
      <msub>
        <mi>x</mi>
        <mi>i</mi>
      </msub>
      <mo stretchy="false">≥</mo>
      <mi>s</mi>
    </mrow>
    <annotation encoding="StarMath 5.0">x_i&gt;=s</annotation>
  </semantics>
</math>
</file>

<file path=Object 5/content.xml><?xml version="1.0" encoding="utf-8"?>
<math xmlns="http://www.w3.org/1998/Math/MathML" display="block">
  <semantics>
    <mrow>
      <msub>
        <mi>x</mi>
        <mi>i</mi>
      </msub>
      <mo stretchy="false">≤</mo>
      <mi>s</mi>
    </mrow>
    <annotation encoding="StarMath 5.0">x_i&lt;=s</annotation>
  </semantics>
</math>
</file>

<file path=Object 6/content.xml><?xml version="1.0" encoding="utf-8"?>
<math xmlns="http://www.w3.org/1998/Math/MathML" display="block">
  <semantics>
    <mrow>
      <msub>
        <mi>log</mi>
        <mn>2</mn>
      </msub>
      <mi>n</mi>
    </mrow>
    <annotation encoding="StarMath 5.0">log_2 n</annotation>
  </semantics>
</math>
</file>

<file path=Object 7/content.xml><?xml version="1.0" encoding="utf-8"?>
<math xmlns="http://www.w3.org/1998/Math/MathML" display="block">
  <semantics>
    <mrow>
      <mrow>
        <mi>n</mi>
        <mo stretchy="false">⋅</mo>
        <msub>
          <mi>log</mi>
          <mn>2</mn>
        </msub>
      </mrow>
      <mi>n</mi>
    </mrow>
    <annotation encoding="StarMath 5.0">n cdot log_2 n</annotation>
  </semantics>
</math>
</file>